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  <style:paragraph-properties style:writing-mode="lr-tb"/>
    </style:style>
    <style:style style:name="gr3" style:family="graphic" style:parent-style-name="standard">
      <style:graphic-properties draw:stroke="none" draw:fill="none" fo:min-height="2.878cm"/>
      <style:paragraph-properties style:writing-mode="lr-tb"/>
    </style:style>
    <style:style style:name="gr4" style:family="graphic" style:parent-style-name="standard">
      <style:graphic-properties draw:stroke="none" draw:fill="none" fo:min-height="8.222cm"/>
      <style:paragraph-properties style:writing-mode="lr-tb"/>
    </style:style>
    <style:style style:name="gr5" style:family="graphic" style:parent-style-name="standard">
      <style:graphic-properties draw:stroke="none" draw:fill="none" fo:min-height="7.399cm"/>
      <style:paragraph-properties style:writing-mode="lr-tb"/>
    </style:style>
    <style:style style:name="gr6" style:family="graphic" style:parent-style-name="Обычный_5f_8">
      <style:graphic-properties draw:stroke="none" draw:fill="none" fo:min-height="11.056cm"/>
      <style:paragraph-properties style:writing-mode="lr-tb"/>
    </style:style>
    <style:style style:name="gr7" style:family="graphic" style:parent-style-name="Обычный_5f_8">
      <style:graphic-properties draw:stroke="none" draw:fill="none" fo:min-height="15.478cm"/>
      <style:paragraph-properties style:writing-mode="lr-tb"/>
    </style:style>
    <style:style style:name="gr8" style:family="graphic" style:parent-style-name="Обычный_5f_8">
      <style:graphic-properties draw:stroke="none" draw:fill="none" fo:min-height="9.75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Обычный_5f_8">
      <style:graphic-properties draw:stroke="none" draw:fill="none" fo:min-height="14.456cm"/>
      <style:paragraph-properties style:writing-mode="lr-tb"/>
    </style:style>
    <style:style style:name="gr11" style:family="graphic" style:parent-style-name="Обычный_5f_8">
      <style:graphic-properties draw:stroke="none" draw:fill="none" fo:min-height="16.215cm"/>
      <style:paragraph-properties style:writing-mode="lr-tb"/>
    </style:style>
    <style:style style:name="gr12" style:family="graphic" style:parent-style-name="Обычный_5f_8">
      <style:graphic-properties draw:stroke="none" draw:fill="none" fo:min-height="15.95cm"/>
      <style:paragraph-properties style:writing-mode="lr-tb"/>
    </style:style>
    <style:style style:name="gr13" style:family="graphic" style:parent-style-name="standard">
      <style:graphic-properties draw:stroke="none" draw:fill="none" fo:min-height="15.157cm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12.592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1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19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13.336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8.891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6.986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4.606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3.246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9.526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10.431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3.971cm"/>
      <style:paragraph-properties style:writing-mode="lr-tb"/>
    </style:style>
    <style:style style:name="pr13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normal" style:font-weight-asian="normal" style:font-weight-complex="normal"/>
    </style:style>
    <style:style style:name="P8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style:font-name="Droid Sans Mono1" fo:font-size="10pt" style:font-size-asian="10pt" style:font-size-complex="1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="none"/>
      <style:paragraph-properties fo:text-align="start" style:writing-mode="lr-tb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margin-top="0.42cm" fo:margin-bottom="0.35cm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/>
      <style:paragraph-properties fo:margin-top="0.42cm" fo:margin-bottom="0.35cm" style:writing-mode="lr-tb"/>
      <style:text-properties style:font-name="Droid Sans Mono1" fo:font-size="14pt" style:font-size-asian="14pt" style:font-size-complex="14pt"/>
    </style:style>
    <style:style style:name="P23" style:family="paragraph">
      <style:paragraph-properties fo:margin-left="0cm" fo:margin-right="0cm" fo:margin-top="0.42cm" fo:margin-bottom="0.35cm" fo:line-height="100%" fo:text-indent="0cm"/>
    </style:style>
    <style:style style:name="P24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Droid Sans Mono1" fo:font-size="14pt" style:font-size-asian="14pt" style:font-size-complex="14pt"/>
    </style:style>
    <style:style style:name="P25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26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style:font-name="Droid Sans Mono1" fo:font-size="10pt" style:font-size-asian="10pt" style:font-size-complex="10pt"/>
    </style:style>
    <style:style style:name="T15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 fo:font-size="18pt" style:font-size-asian="18pt" style:font-size-complex="18pt"/>
    </style:style>
    <style:style style:name="T18" style:family="text">
      <style:text-properties fo:font-size="18pt" style:text-underline-style="none" style:font-size-asian="18pt" style:font-size-complex="1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text-underline-style="none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font-style="italic" style:font-size-asian="15pt" style:font-style-asian="italic" style:font-size-complex="15pt" style:font-style-complex="italic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0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Droid Sans Mono1" fo:font-size="14pt" style:font-size-asian="14pt" style:font-size-complex="14pt"/>
    </style:style>
    <style:style style:name="T32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34" style:family="text">
      <style:text-properties style:font-name="Droid Sans Mono1" fo:font-size="16pt" style:font-size-asian="16pt" style:font-size-complex="16pt"/>
    </style:style>
    <style:style style:name="T35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6" style:family="text">
      <style:text-properties style:font-name="Droid Sans Mono1" fo:font-size="16pt" style:text-underline-style="none" style:font-size-asian="16pt" style:font-size-complex="16pt"/>
    </style:style>
    <style:style style:name="T37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6">о языке и задачае автоматичекой его обработки <text:s/></text:span></text:p>
            <text:p text:style-name="P3"><text:span text:style-name="T6"/></text:p>
            <text:p text:style-name="P3"><text:span text:style-name="T7"/></text:p>
            <text:p text:style-name="P3"><text:span text:style-name="T7">обработка текстов на естественом языке (ЕЯ)</text:span></text:p>
            <text:p text:style-name="P3"><text:span text:style-name="T8"/></text:p>
            <text:p text:style-name="P3"><text:span text:style-name="T8">natural language processing (NLP)</text:span></text:p>
            <text:p text:style-name="P3"><text:span text:style-name="T9"/></text:p>
            <text:p text:style-name="P3"><text:span text:style-name="T10">NLU / natural language understatnding</text:span></text:p>
            <text:p text:style-name="P3"><text:span text:style-name="T10"/></text:p>
            <text:p text:style-name="P3"><text:span text:style-name="T10">NLG / natural language generation</text:span></text:p>
            <text:p text:style-name="P3"><text:span text:style-name="T10"/></text:p>
            <text:p text:style-name="P3"><text:span text:style-name="T10">SP / speech processing (recognition/generation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6"><text:span text:style-name="T6">обработка текстов на естественом языке </text:span></text:p>
            <text:p text:style-name="P6"><text:span text:style-name="T9"/></text:p>
            <text:p text:style-name="P6"><text:span text:style-name="T11">NLP/ NLU <text:s/>natural language understatnding</text:span></text:p>
            <text:p text:style-name="P6"><text:span text:style-name="T10"><text:s/></text:span></text:p>
            <text:p text:style-name="P6"><text:span text:style-name="T10">- natural entity recognition - распознавание именованных сущностей</text:span></text:p>
            <text:p text:style-name="P6"><text:span text:style-name="T10"/></text:p>
            <text:p text:style-name="P6"><text:span text:style-name="T10">- classification intent - классификация намерений</text:span></text:p>
            <text:p text:style-name="P6"><text:span text:style-name="T10"/></text:p>
            <text:p text:style-name="P6"><text:span text:style-name="T10">- sentiment analysis - оценка тона</text:span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8" draw:layer="layout" svg:width="20.6cm" svg:height="8.891cm" svg:x="4.2cm" svg:y="6.4cm">
          <draw:text-box>
            <text:p text:style-name="P7"><text:span text:style-name="T6">Применение NLP</text:span></text:p>
            <text:p text:style-name="P7"><text:span text:style-name="T12"/></text:p>
            <text:p text:style-name="P7"><text:span text:style-name="T12">Machine translation</text:span></text:p>
            <text:p text:style-name="P7"><text:span text:style-name="T12"/></text:p>
            <text:p text:style-name="P7"><text:span text:style-name="T12">Natural language generation</text:span></text:p>
            <text:p text:style-name="P7"><text:span text:style-name="T12"/></text:p>
            <text:p text:style-name="P7"><text:span text:style-name="T12">Поисковые системы</text:span></text:p>
            <text:p text:style-name="P7"><text:span text:style-name="T12"/></text:p>
            <text:p text:style-name="P7"><text:span text:style-name="T12">Спам-фильтры</text:span></text:p>
            <text:p text:style-name="P7"><text:span text:style-name="T12"/></text:p>
            <text:p text:style-name="P7"><text:span text:style-name="T12">Sentiment Analysis</text:span></text:p>
            <text:p text:style-name="P7"><text:span text:style-name="T12"/></text:p>
            <text:p text:style-name="P7"><text:span text:style-name="T12">Чат-боты</text:span></text:p>
            <text:p text:style-name="P7"><text:span text:style-name="T12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5" draw:text-style-name="P11" draw:layer="layout" svg:width="24.4cm" svg:height="13.336cm" svg:x="1.2cm" svg:y="4.4cm">
          <draw:text-box>
            <text:p><text:span text:style-name="T13">метод частотного анализа</text:span></text:p>
            <text:p text:style-name="P9"><text:span text:style-name="T10"/></text:p>
            <text:p text:style-name="P9"><text:span text:style-name="T11">Какие задачи можно решать?</text:span></text:p>
            <text:p text:style-name="P10"><text:span text:style-name="T10"/></text:p>
            <text:p text:style-name="P9"><text:span text:style-name="T12">сортировка</text:span><text:span text:style-name="T10"> по заданным темам</text:span></text:p>
            <text:p text:style-name="P9"><text:span text:style-name="T10"/></text:p>
            <text:p text:style-name="P10"><text:span text:style-name="T10">определение авторства</text:span></text:p>
            <text:p text:style-name="P10"><text:span text:style-name="T10"/></text:p>
            <text:p text:style-name="P10"><text:span text:style-name="T10">определение тона текста</text:span></text:p>
            <text:p text:style-name="P10"><text:span text:style-name="T10"/></text:p>
            <text:p text:style-name="P10"><text:span text:style-name="T10">поиск похожих текстов</text:span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/></text:p>
            <text:p text:style-name="P10"><text:span text:style-name="T10">текст должен содержать слова в достаточном количестве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6" draw:text-style-name="P11" draw:layer="layout" svg:width="19.2cm" svg:height="8.891cm" svg:x="3.2cm" svg:y="4.154cm">
          <draw:text-box>
            <text:p><text:span text:style-name="T10"/></text:p>
            <text:p><text:span text:style-name="T6">схема системы обработки текстов</text:span></text:p>
            <text:p><text:span text:style-name="T6"/></text:p>
            <text:p><text:span text:style-name="T10"/></text:p>
            <text:p><text:span text:style-name="T10">подбор текстов для обучения</text:span></text:p>
            <text:p><text:span text:style-name="T10"/></text:p>
            <text:p text:style-name="P9"><text:span text:style-name="T10">извлечение признаков из текста</text:span></text:p>
            <text:p text:style-name="P9"><text:span text:style-name="T10"/></text:p>
            <text:p text:style-name="P9"><text:span text:style-name="T10">обучение модели ML</text:span></text:p>
            <text:p text:style-name="P9"><text:span text:style-name="T10"/></text:p>
            <text:p text:style-name="P9"><text:span text:style-name="T10">тестирование результата</text:span></text:p>
            <text:p text:style-name="P9"><text:span text:style-name="T10"/></text:p>
            <text:p text:style-name="P6"><text:span text:style-name="T10"/></text:p>
            <text:p text:style-name="P6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6" draw:text-style-name="P12" draw:layer="layout" svg:width="19.2cm" svg:height="8.891cm" svg:x="3.2cm" svg:y="4.154cm">
          <draw:text-box>
            <text:p text:style-name="P9"><text:span text:style-name="T6">извлечение признаков из текста</text:span></text:p>
            <text:p text:style-name="P9"><text:span text:style-name="T10"/></text:p>
            <text:p text:style-name="P9"><text:span text:style-name="T10">токенизация</text:span></text:p>
            <text:p text:style-name="P9"><text:span text:style-name="T10"/></text:p>
            <text:p text:style-name="P9"><text:span text:style-name="T10">очистка</text:span></text:p>
            <text:p text:style-name="P9"><text:span text:style-name="T10"/></text:p>
            <text:p text:style-name="P9"><text:span text:style-name="T10">составление словаря</text:span></text:p>
            <text:p text:style-name="P9"><text:span text:style-name="T10"/></text:p>
            <text:p text:style-name="P9"><text:span text:style-name="T10">частотный анализ текстов по словарю</text:span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>( bag of words, BoW)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text-style-name="P11" draw:layer="layout" svg:width="19.2cm" svg:height="6.986cm" svg:x="3.2cm" svg:y="4.154cm">
          <draw:text-box>
            <text:p text:style-name="P9"><text:span text:style-name="T6">извлечение признаков из текста</text:span></text:p>
            <text:p text:style-name="P9"><text:span text:style-name="T9"/></text:p>
            <text:p text:style-name="P9"><text:span text:style-name="T9">токенизация</text:span></text:p>
            <text:p text:style-name="P9"><text:span text:style-name="T10"/></text:p>
            <text:p text:style-name="P9"><text:span text:style-name="T10"/></text:p>
            <text:p text:style-name="P9"><text:span text:style-name="T10">разбиения текста на отдельные слова</text:span></text:p>
            <text:p text:style-name="P9"><text:span text:style-name="T10">и/или словосочетания</text:span></text:p>
            <text:p text:style-name="P9"><text:span text:style-name="T10"/></text:p>
            <text:p text:style-name="P9"><text:span text:style-name="T10"/></text:p>
            <text:p text:style-name="P9"><text:span text:style-name="T10">n-gram - последовательность из n слов</text:span></text:p>
          </draw:text-box>
        </draw:frame>
        <draw:frame draw:style-name="gr2" draw:text-style-name="P13" draw:layer="layout" svg:width="18.983cm" svg:height="3.199cm" svg:x="4.617cm" svg:y="15.4cm">
          <draw:text-box>
            <text:p><text:span text:style-name="T14">Законодательная дума Хабаровского края (duma.khv.ru)</text:span></text:p>
            <text:p><text:span text:style-name="T14"/></text:p>
            <text:p><text:span text:style-name="T14">[ 'Законодательная', 'дума', 'Хабаровского', 'края', '(duma.khv.ru)' ]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8" draw:text-style-name="P12" draw:layer="layout" svg:width="16.4cm" svg:height="14.606cm" svg:x="1.6cm" svg:y="4.2cm">
          <draw:text-box>
            <text:p text:style-name="P9"><text:span text:style-name="T6">извлечение признаков из текста</text:span></text:p>
            <text:p text:style-name="P9"><text:span text:style-name="T9"/></text:p>
            <text:p text:style-name="P9"><text:span text:style-name="T9">очистка</text:span></text:p>
            <text:p text:style-name="P9"><text:span text:style-name="T10"/></text:p>
            <text:p text:style-name="P9"><text:span text:style-name="T10">способ очистки зависит от задачи</text:span></text:p>
            <text:p text:style-name="P9"><text:span text:style-name="T10"/></text:p>
            <text:p text:style-name="P6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8" draw:text-style-name="P12" draw:layer="layout" svg:width="16.4cm" svg:height="14.606cm" svg:x="1.6cm" svg:y="4.2cm">
          <draw:text-box>
            <text:p text:style-name="P9"><text:span text:style-name="T6">извлечение признаков из текста</text:span></text:p>
            <text:p text:style-name="P9"><text:span text:style-name="T9"/></text:p>
            <text:p text:style-name="P9"><text:span text:style-name="T9">очистка</text:span></text:p>
            <text:p text:style-name="P9"><text:span text:style-name="T10"/></text:p>
            <text:p text:style-name="P9"><text:span text:style-name="T10">способ очистки зависит от задачи</text:span></text:p>
            <text:p text:style-name="P9"><text:span text:style-name="T10"/></text:p>
            <text:p text:style-name="P9"><text:span text:style-name="T10"/></text:p>
            <text:p text:style-name="P14"><text:span text:style-name="T10">удаление стоп-слов (предлоги и т.п.)</text:span></text:p>
            <text:p text:style-name="P14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8" draw:text-style-name="P12" draw:layer="layout" svg:width="16.4cm" svg:height="14.606cm" svg:x="1.6cm" svg:y="4.2cm">
          <draw:text-box>
            <text:p text:style-name="P9"><text:span text:style-name="T6">извлечение признаков из текста</text:span></text:p>
            <text:p text:style-name="P9"><text:span text:style-name="T9"/></text:p>
            <text:p text:style-name="P9"><text:span text:style-name="T9">очистка</text:span></text:p>
            <text:p text:style-name="P9"><text:span text:style-name="T10"/></text:p>
            <text:p text:style-name="P9"><text:span text:style-name="T10">способ очистки зависит от задачи</text:span></text:p>
            <text:p text:style-name="P9"><text:span text:style-name="T10"/></text:p>
            <text:p text:style-name="P9"><text:span text:style-name="T10"/></text:p>
            <text:p text:style-name="P14"><text:span text:style-name="T10">удаление стоп-слов (предлоги и т.п.)</text:span></text:p>
            <text:p text:style-name="P14"><text:span text:style-name="T10"/></text:p>
            <text:p text:style-name="P14"><text:span text:style-name="T10"/></text:p>
            <text:p text:style-name="P14"><text:span text:style-name="T10">удаление лишних символов (знаки препинания и т.п.)</text:span></text:p>
            <text:p text:style-name="P14"><text:span text:style-name="T10">«смайлики» - отдельное слово</text:span></text:p>
            <text:p text:style-name="P14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12" draw:layer="layout" svg:width="16.4cm" svg:height="14.606cm" svg:x="1.6cm" svg:y="4.2cm">
          <draw:text-box>
            <text:p text:style-name="P9"><text:span text:style-name="T6">извлечение признаков из текста</text:span></text:p>
            <text:p text:style-name="P9"><text:span text:style-name="T9"/></text:p>
            <text:p text:style-name="P9"><text:span text:style-name="T9">очистка</text:span></text:p>
            <text:p text:style-name="P9"><text:span text:style-name="T10"/></text:p>
            <text:p text:style-name="P9"><text:span text:style-name="T10">способ очистки зависит от задачи</text:span></text:p>
            <text:p text:style-name="P9"><text:span text:style-name="T10"/></text:p>
            <text:p text:style-name="P9"><text:span text:style-name="T10"/></text:p>
            <text:p text:style-name="P14"><text:span text:style-name="T10">удаление стоп-слов (предлоги и т.п.)</text:span></text:p>
            <text:p text:style-name="P14"><text:span text:style-name="T10"/></text:p>
            <text:p text:style-name="P14"><text:span text:style-name="T10"/></text:p>
            <text:p text:style-name="P14"><text:span text:style-name="T10">удаление лишних символов (знаки препинания и т.п.)</text:span></text:p>
            <text:p text:style-name="P14"><text:span text:style-name="T10">«смайлики» - отдельное слово</text:span></text:p>
            <text:p text:style-name="P14"><text:span text:style-name="T10"/></text:p>
            <text:p text:style-name="P14"><text:span text:style-name="T10"/></text:p>
            <text:p text:style-name="P14"><text:span text:style-name="T10">преобразование чисел, интернет ссылок и т.п.</text:span></text:p>
            <text:p text:style-name="P14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2" draw:layer="layout" svg:width="16.4cm" svg:height="14.606cm" svg:x="1.6cm" svg:y="4.2cm">
          <draw:text-box>
            <text:p text:style-name="P9"><text:span text:style-name="T6">извлечение признаков из текста</text:span></text:p>
            <text:p text:style-name="P9"><text:span text:style-name="T9"/></text:p>
            <text:p text:style-name="P9"><text:span text:style-name="T9">очистка</text:span></text:p>
            <text:p text:style-name="P9"><text:span text:style-name="T10"/></text:p>
            <text:p text:style-name="P9"><text:span text:style-name="T10">способ очистки зависит от задачи</text:span></text:p>
            <text:p text:style-name="P9"><text:span text:style-name="T10"/></text:p>
            <text:p text:style-name="P9"><text:span text:style-name="T10"/></text:p>
            <text:p text:style-name="P14"><text:span text:style-name="T10">удаление стоп-слов (предлоги и т.п.)</text:span></text:p>
            <text:p text:style-name="P14"><text:span text:style-name="T10"/></text:p>
            <text:p text:style-name="P14"><text:span text:style-name="T10"/></text:p>
            <text:p text:style-name="P14"><text:span text:style-name="T10">удаление лишних символов (знаки препинания и т.п.)</text:span></text:p>
            <text:p text:style-name="P14"><text:span text:style-name="T10">«смайлики» - отдельное слово</text:span></text:p>
            <text:p text:style-name="P14"><text:span text:style-name="T10"/></text:p>
            <text:p text:style-name="P14"><text:span text:style-name="T10"/></text:p>
            <text:p text:style-name="P14"><text:span text:style-name="T10">преобразование чисел, интернет ссылок и т.п.</text:span></text:p>
            <text:p text:style-name="P9"><text:span text:style-name="T10"/></text:p>
            <text:p text:style-name="P9"><text:span text:style-name="T10"/></text:p>
            <text:p text:style-name="P14"><text:span text:style-name="T10">лемматизация - приведение слов к нормальному виду</text:span></text:p>
            <text:p text:style-name="P14"><text:span text:style-name="T11">или</text:span></text:p>
            <text:p text:style-name="P14"><text:span text:style-name="T10">стеминг - выделение основ слов 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8" draw:text-style-name="P12" draw:layer="layout" svg:width="16.4cm" svg:height="14.606cm" svg:x="1.6cm" svg:y="4.2cm">
          <draw:text-box>
            <text:p text:style-name="P9"><text:span text:style-name="T6">извлечение признаков из текста</text:span></text:p>
            <text:p text:style-name="P9"><text:span text:style-name="T9"/></text:p>
            <text:p text:style-name="P9"><text:span text:style-name="T9">очистка</text:span></text:p>
            <text:p text:style-name="P9"><text:span text:style-name="T10"/></text:p>
            <text:p text:style-name="P9"><text:span text:style-name="T10">способ очистки зависит от задачи</text:span></text:p>
            <text:p text:style-name="P9"><text:span text:style-name="T10"/></text:p>
            <text:p text:style-name="P9"><text:span text:style-name="T10"/></text:p>
            <text:p text:style-name="P14"><text:span text:style-name="T10">удаление стоп-слов (предлоги и т.п.)</text:span></text:p>
            <text:p text:style-name="P14"><text:span text:style-name="T10"/></text:p>
            <text:p text:style-name="P14"><text:span text:style-name="T10"/></text:p>
            <text:p text:style-name="P14"><text:span text:style-name="T10">удаление лишних символов (знаки препинания и т.п.)</text:span></text:p>
            <text:p text:style-name="P14"><text:span text:style-name="T10">«смайлики» - отдельное слово</text:span></text:p>
            <text:p text:style-name="P14"><text:span text:style-name="T10"/></text:p>
            <text:p text:style-name="P14"><text:span text:style-name="T10"/></text:p>
            <text:p text:style-name="P14"><text:span text:style-name="T10">преобразование чисел, интернет ссылок и т.п.</text:span></text:p>
            <text:p text:style-name="P9"><text:span text:style-name="T10"/></text:p>
            <text:p text:style-name="P9"><text:span text:style-name="T10"/></text:p>
            <text:p text:style-name="P14"><text:span text:style-name="T10">лемматизация - приведение слов к нормальному виду</text:span></text:p>
            <text:p text:style-name="P14"><text:span text:style-name="T11">или</text:span></text:p>
            <text:p text:style-name="P14"><text:span text:style-name="T10">стеминг - выделение основ слов <text:s/></text:span></text:p>
            <text:p text:style-name="P6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5" draw:layer="layout" svg:width="8.4cm" svg:height="3.128cm" svg:x="18.8cm" svg:y="6.4cm">
          <draw:text-box>
            <text:p text:style-name="P6"><text:span text:style-name="T15">Законодательная дума Хабаровского края (duma.khv.ru) Состоялось</text:span></text:p>
            <text:p text:style-name="P6"><text:span text:style-name="T15">очередное заседание Думы На последнем перед каникулами очередном заседании</text:span></text:p>
            <text:p text:style-name="P6"><text:span text:style-name="T15">Законодательной Думы Хабаровского края, состоявшемся 28</text:span></text:p>
          </draw:text-box>
        </draw:frame>
        <draw:frame draw:style-name="gr4" draw:text-style-name="P15" draw:layer="layout" svg:width="4.642cm" svg:height="8.472cm" svg:x="20.558cm" svg:y="10.728cm">
          <draw:text-box>
            <text:p text:style-name="P6"><text:span text:style-name="T15">['законодательн',</text:span></text:p>
            <text:p text:style-name="P6"><text:span text:style-name="T15"><text:s/></text:span><text:span text:style-name="T15">'дум',</text:span></text:p>
            <text:p text:style-name="P6"><text:span text:style-name="T15"><text:s/></text:span><text:span text:style-name="T15">'хабаровск',</text:span></text:p>
            <text:p text:style-name="P6"><text:span text:style-name="T15"><text:s/></text:span><text:span text:style-name="T15">'кра',</text:span></text:p>
            <text:p text:style-name="P6"><text:span text:style-name="T15"><text:s/></text:span><text:span text:style-name="T15">'url',</text:span></text:p>
            <text:p text:style-name="P6"><text:span text:style-name="T15"><text:s/></text:span><text:span text:style-name="T15">'состоя',</text:span></text:p>
            <text:p text:style-name="P6"><text:span text:style-name="T15"><text:s/></text:span><text:span text:style-name="T15">'очередн',</text:span></text:p>
            <text:p text:style-name="P6"><text:span text:style-name="T15"><text:s/></text:span><text:span text:style-name="T15">'заседан',</text:span></text:p>
            <text:p text:style-name="P6"><text:span text:style-name="T15"><text:s/></text:span><text:span text:style-name="T15">'дум',</text:span></text:p>
            <text:p text:style-name="P6"><text:span text:style-name="T15"><text:s/></text:span><text:span text:style-name="T15">'последн',</text:span></text:p>
            <text:p text:style-name="P6"><text:span text:style-name="T15"><text:s/></text:span><text:span text:style-name="T15">'перед',</text:span></text:p>
            <text:p text:style-name="P6"><text:span text:style-name="T15"><text:s/></text:span><text:span text:style-name="T15">'каникул',</text:span></text:p>
            <text:p text:style-name="P6"><text:span text:style-name="T15"><text:s/></text:span><text:span text:style-name="T15">'очередн',</text:span></text:p>
            <text:p text:style-name="P6"><text:span text:style-name="T15"><text:s/></text:span><text:span text:style-name="T15">'заседан',</text:span></text:p>
            <text:p text:style-name="P6"><text:span text:style-name="T15"><text:s/></text:span><text:span text:style-name="T15">'законодательн',</text:span></text:p>
            <text:p text:style-name="P6"><text:span text:style-name="T15"><text:s/></text:span><text:span text:style-name="T15">'дум',</text:span></text:p>
            <text:p text:style-name="P6"><text:span text:style-name="T15"><text:s/></text:span><text:span text:style-name="T15">'хабаровск',</text:span></text:p>
            <text:p text:style-name="P6"><text:span text:style-name="T15"><text:s/></text:span><text:span text:style-name="T15">'кра',</text:span></text:p>
            <text:p text:style-name="P6"><text:span text:style-name="T15"><text:s/></text:span><text:span text:style-name="T15">'состоя',</text:span></text:p>
            <text:p text:style-name="P6"><text:span text:style-name="T15"><text:s/></text:span><text:span text:style-name="T15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9" draw:text-style-name="P11" draw:layer="layout" svg:width="19.2cm" svg:height="3.246cm" svg:x="3.2cm" svg:y="4.154cm">
          <draw:text-box>
            <text:p text:style-name="P9"><text:span text:style-name="T6">извлечение признаков из текста</text:span></text:p>
            <text:p text:style-name="P9"><text:span text:style-name="T9">составление словаря</text:span></text:p>
            <text:p text:style-name="P9"><text:span text:style-name="T10"/></text:p>
            <text:p text:style-name="P9"><text:span text:style-name="T10">из очищенного текста извлекаем словарь</text:span></text:p>
          </draw:text-box>
        </draw:frame>
        <draw:frame draw:style-name="gr5" draw:text-style-name="P15" draw:layer="layout" svg:width="4.312cm" svg:height="7.649cm" svg:x="10.2cm" svg:y="10.6cm">
          <draw:text-box>
            <text:p text:style-name="P6"><text:span text:style-name="T15">[</text:span></text:p>
            <text:p text:style-name="P6"><text:span text:style-name="T15"><text:s/></text:span><text:span text:style-name="T15">'digit',</text:span></text:p>
            <text:p text:style-name="P6"><text:span text:style-name="T15"><text:s/></text:span><text:span text:style-name="T15">'url',</text:span></text:p>
            <text:p text:style-name="P6"><text:span text:style-name="T15"><text:s/></text:span><text:span text:style-name="T15">'администрац',</text:span></text:p>
            <text:p text:style-name="P6"><text:span text:style-name="T15"><text:s/></text:span><text:span text:style-name="T15">'большинств',</text:span></text:p>
            <text:p text:style-name="P6"><text:span text:style-name="T15"><text:s/></text:span><text:span text:style-name="T15">'бурн',</text:span></text:p>
            <text:p text:style-name="P6"><text:span text:style-name="T15"><text:s/></text:span><text:span text:style-name="T15">'бюджетн',</text:span></text:p>
            <text:p text:style-name="P6"><text:span text:style-name="T15"><text:s/></text:span><text:span text:style-name="T15">'верхнебуреинск',</text:span></text:p>
            <text:p text:style-name="P6"><text:span text:style-name="T15"><text:s/></text:span><text:span text:style-name="T15">'власт',</text:span></text:p>
            <text:p text:style-name="P6"><text:span text:style-name="T15"><text:s/></text:span><text:span text:style-name="T15">'возьмет',</text:span></text:p>
            <text:p text:style-name="P6"><text:span text:style-name="T15"><text:s/></text:span><text:span text:style-name="T15">'войдет',</text:span></text:p>
            <text:p text:style-name="P6"><text:span text:style-name="T15"><text:s/></text:span><text:span text:style-name="T15">'вопрос',</text:span></text:p>
            <text:p text:style-name="P6"><text:span text:style-name="T15"><text:s/></text:span><text:span text:style-name="T15">'врем',</text:span></text:p>
            <text:p text:style-name="P6"><text:span text:style-name="T15"><text:s/></text:span><text:span text:style-name="T15">'втор',</text:span></text:p>
            <text:p text:style-name="P6"><text:span text:style-name="T15"><text:s/></text:span><text:span text:style-name="T15">'вызва',</text:span></text:p>
            <text:p text:style-name="P6"><text:span text:style-name="T15"><text:s/></text:span><text:span text:style-name="T15">'год', </text:span></text:p>
            <text:p text:style-name="P6"><text:span text:style-name="T15"><text:s text:c="2"/></text:span><text:span text:style-name="T15">...</text:span></text:p>
            <text:p text:style-name="P6"><text:span text:style-name="T15">]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11" draw:layer="layout" svg:width="21.8cm" svg:height="9.526cm" svg:x="3.2cm" svg:y="4.154cm">
          <draw:text-box>
            <text:p text:style-name="P9"><text:span text:style-name="T6">извлечение признаков из текста</text:span></text:p>
            <text:p text:style-name="P9"><text:span text:style-name="T9"/></text:p>
            <text:p text:style-name="P9"><text:span text:style-name="T9">частотный анализ текстов по словарю</text:span></text:p>
            <text:p text:style-name="P9"><text:span text:style-name="T10"/></text:p>
            <text:p text:style-name="P9"><text:span text:style-name="T16">простой </text:span><text:span text:style-name="T10">частотный анализ</text:span></text:p>
            <text:p text:style-name="P9"><text:span text:style-name="T16">считаем </text:span><text:span text:style-name="T10">в тексте t количество повторов x</text:span><text:span text:style-name="T17">i</text:span><text:span text:style-name="T10"> </text:span></text:p>
            <text:p text:style-name="P9"><text:span text:style-name="T10">каждого слова v</text:span><text:span text:style-name="T17">i</text:span><text:span text:style-name="T10"> из словаря V</text:span></text:p>
            <text:p text:style-name="P9"><text:span text:style-name="T10"/></text:p>
            <text:p text:style-name="P9"><text:span text:style-name="T10"/></text:p>
            <text:p text:style-name="P14"><text:span text:style-name="T10"/></text:p>
            <text:p text:style-name="P9"><text:span text:style-name="T10">текст должен содержать слова в достаточном количестве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11" draw:layer="layout" svg:width="21.8cm" svg:height="10.431cm" svg:x="3.2cm" svg:y="4.154cm">
          <draw:text-box>
            <text:p text:style-name="P9"><text:span text:style-name="T6">извлечение признаков из текста</text:span></text:p>
            <text:p text:style-name="P9"><text:span text:style-name="T6"/></text:p>
            <text:p text:style-name="P9"><text:span text:style-name="T9">частотный анализ текстов по словарю</text:span></text:p>
            <text:p text:style-name="P9"><text:span text:style-name="T10"/></text:p>
            <text:p text:style-name="P9"><text:span text:style-name="T16">простой </text:span><text:span text:style-name="T10">частотный анализ</text:span></text:p>
            <text:p text:style-name="P9"><text:span text:style-name="T16">считаем </text:span><text:span text:style-name="T10">в тексте t количество повторов x</text:span><text:span text:style-name="T17">i</text:span><text:span text:style-name="T10"> </text:span></text:p>
            <text:p text:style-name="P9"><text:span text:style-name="T10">каждого слова v</text:span><text:span text:style-name="T17">i</text:span><text:span text:style-name="T10"> из словаря V</text:span></text:p>
            <text:p text:style-name="P9"><text:span text:style-name="T10"/></text:p>
            <text:p text:style-name="P9"><text:span text:style-name="T10">значения x зависят от размера текста t,</text:span></text:p>
            <text:p text:style-name="P9"><text:span text:style-name="T10">чем больше текст тем больше повторов</text:span></text:p>
            <text:p text:style-name="P9"><text:span text:style-name="T10"/></text:p>
            <text:p text:style-name="P9"><text:span text:style-name="T10">нормализованны частотный анализ (TF, term frequency)</text:span></text:p>
            <text:p text:style-name="P9"><text:span text:style-name="T10">значения частоты x делятся на общее число слов в тексте t.</text:span></text:p>
            <text:p text:style-name="P9"><text:span text:style-name="T10"/></text:p>
            <text:p text:style-name="P9"><text:span text:style-name="T10">TF(t,V) = x(t,V) / size(t)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2" draw:text-style-name="P11" draw:layer="layout" svg:width="21.8cm" svg:height="13.971cm" svg:x="3.2cm" svg:y="4.154cm">
          <draw:text-box>
            <text:p text:style-name="P9"><text:span text:style-name="T6">извлечение признаков из текста</text:span></text:p>
            <text:p text:style-name="P9"><text:span text:style-name="T9">частотный анализ текстов по словарю</text:span></text:p>
            <text:p text:style-name="P9"><text:span text:style-name="T10"/></text:p>
            <text:p text:style-name="P9"><text:span text:style-name="T11"/></text:p>
            <text:p text:style-name="P9"><text:span text:style-name="T11">Удалять часто употребляемые слова или нет?</text:span></text:p>
            <text:p text:style-name="P9"><text:span text:style-name="T10"><text:s/></text:span></text:p>
            <text:p text:style-name="P9"><text:span text:style-name="T10"><text:s/>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text-style-name="P11" draw:layer="layout" svg:width="21.8cm" svg:height="13.971cm" svg:x="3.2cm" svg:y="4.154cm">
          <draw:text-box>
            <text:p text:style-name="P9"><text:span text:style-name="T6">извлечение признаков из текста</text:span></text:p>
            <text:p text:style-name="P9"><text:span text:style-name="T9">частотный анализ текстов по словарю</text:span></text:p>
            <text:p text:style-name="P9"><text:span text:style-name="T10"/></text:p>
            <text:p text:style-name="P9"><text:span text:style-name="T11"/></text:p>
            <text:p text:style-name="P9"><text:span text:style-name="T11">Удалять часто употребляемые слова или нет?</text:span></text:p>
            <text:p text:style-name="P9"><text:span text:style-name="T10"/></text:p>
            <text:p text:style-name="P9"><text:span text:style-name="T10"><text:s/></text:span></text:p>
            <text:p text:style-name="P9"><text:span text:style-name="T10">TF-IDF - компромиссный вариант формирования вектор-признаков. </text:span></text:p>
            <text:p text:style-name="P9"><text:span text:style-name="T10"><text:s/></text:span></text:p>
            <text:p text:style-name="P9"><text:span text:style-name="T10">не выбрасывает часто употребляемые слова из словаря </text:span></text:p>
            <text:p text:style-name="P9"><text:span text:style-name="T10">но уменьшает их вес в вектор-признаке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2" draw:text-style-name="P11" draw:layer="layout" svg:width="21.8cm" svg:height="13.971cm" svg:x="3.2cm" svg:y="4cm">
          <draw:text-box>
            <text:p text:style-name="P9"><text:span text:style-name="T6">извлечение признаков из текста</text:span></text:p>
            <text:p text:style-name="P9"><text:span text:style-name="T9">частотный анализ текстов по словарю</text:span></text:p>
            <text:p text:style-name="P9"><text:span text:style-name="T10"/></text:p>
            <text:p text:style-name="P9"><text:span text:style-name="T11">Удалять часто употребляемые слова или нет?</text:span></text:p>
            <text:p text:style-name="P9"><text:span text:style-name="T10"><text:s/></text:span></text:p>
            <text:p text:style-name="P9"><text:span text:style-name="T10">TF-IDF - компромиссный вариант формирования вектор-признаков. </text:span></text:p>
            <text:p text:style-name="P9"><text:span text:style-name="T10"><text:s/></text:span></text:p>
            <text:p text:style-name="P9"><text:span text:style-name="T10">не выбрасывает часто употребляемые слова из словаря </text:span></text:p>
            <text:p text:style-name="P9"><text:span text:style-name="T10">но уменьшает их вес в вектор-признаке </text:span></text:p>
            <text:p text:style-name="P9"><text:span text:style-name="T10"/></text:p>
            <text:p text:style-name="P9"><text:span text:style-name="T10"><text:s/></text:span><text:span text:style-name="T10">коэффициент обратной частоты (IDF, inverse document frequency)</text:span></text:p>
            <text:p text:style-name="P9"><text:span text:style-name="T10">чем чаще встречается слово тем меньше значение его IDF</text:span></text:p>
            <text:p text:style-name="P9"><text:span text:style-name="T10"/></text:p>
            <text:p text:style-name="P9"><text:span text:style-name="T16">IDF(v) = log size(T) / size( T(</text:span><text:span text:style-name="T10">v) <text:s/>)</text:span></text:p>
            <text:p text:style-name="P9"><text:span text:style-name="T10"/></text:p>
            <text:p text:style-name="P9"><text:span text:style-name="T10">количество текстов T </text:span></text:p>
            <text:p text:style-name="P9"><text:span text:style-name="T10">разделить на</text:span></text:p>
            <text:p text:style-name="P9"><text:span text:style-name="T16">количество текстов T содержащих слово </text:span><text:span text:style-name="T10">v</text:span></text:p>
            <text:p text:style-name="P9"><text:span text:style-name="T10"/></text:p>
            <text:p text:style-name="P9"><text:span text:style-name="T10">TF-IDF(t,T,v) = TF(t,v) * IDF(v,T)</text:span></text:p>
            <text:p text:style-name="P9"><text:span text:style-name="T10"><text:s/>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2" draw:text-style-name="P11" draw:layer="layout" svg:width="21.8cm" svg:height="13.971cm" svg:x="3.2cm" svg:y="4.154cm">
          <draw:text-box>
            <text:p text:style-name="P9"><text:span text:style-name="T6">извлечение признаков из текста</text:span></text:p>
            <text:p text:style-name="P9"><text:span text:style-name="T9">частотный анализ текстов по словарю</text:span></text:p>
            <text:p text:style-name="P9"><text:span text:style-name="T11"/></text:p>
            <text:p text:style-name="P9"><text:span text:style-name="T11">хэш-векторизация</text:span></text:p>
            <text:p text:style-name="P9"><text:span text:style-name="T18"/></text:p>
            <text:p text:style-name="P9"><text:span text:style-name="T18">заменяем слова на их хэш ограниченной длины</text:span></text:p>
            <text:p text:style-name="P9"><text:span text:style-name="T18"/></text:p>
            <text:p text:style-name="P9"><text:span text:style-name="T18">сокращаем размер словаря </text:span></text:p>
            <text:p text:style-name="P9"><text:span text:style-name="T18">и число признаков</text:span></text:p>
            <text:p text:style-name="P9"><text:span text:style-name="T18"/></text:p>
            <text:p text:style-name="P9"><text:span text:style-name="T18">экономия ресурсов для больших датасетов</text:span></text:p>
            <text:p text:style-name="P9"><text:span text:style-name="T10"><text:s/></text:span></text:p>
            <text:p text:style-name="P9"><text:span text:style-name="T10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12" draw:text-style-name="P8" draw:layer="layout" svg:width="21.8cm" svg:height="13.971cm" svg:x="3.2cm" svg:y="4.154cm">
          <draw:text-box>
            <text:p text:style-name="P16"><text:span text:style-name="T6">практическое применение</text:span></text:p>
            <text:p text:style-name="P16"><text:span text:style-name="T6"/></text:p>
            <text:p text:style-name="P16"><text:span text:style-name="T6">сортировка по заданным темам</text:span><text:span text:style-name="T12"> - классификация</text:span></text:p>
            <text:p text:style-name="P16"><text:span text:style-name="T12">собираем и размечаем тексты </text:span></text:p>
            <text:p text:style-name="P16"><text:span text:style-name="T12">чистим текст</text:span></text:p>
            <text:p text:style-name="P16"><text:span text:style-name="T12">применяем частотный анализ</text:span></text:p>
            <text:p text:style-name="P16"><text:span text:style-name="T12">обучаем классификатор</text:span></text:p>
            <text:p text:style-name="P16"><text:span text:style-name="T12">тестируем </text:span></text:p>
            <text:p text:style-name="P17"><text:span text:style-name="T12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2" draw:text-style-name="P8" draw:layer="layout" svg:width="21.8cm" svg:height="13.971cm" svg:x="3.2cm" svg:y="4.154cm">
          <draw:text-box>
            <text:p text:style-name="P16"><text:span text:style-name="T6">практическое применение</text:span></text:p>
            <text:p text:style-name="P16"><text:span text:style-name="T6"/></text:p>
            <text:p text:style-name="P16"><text:span text:style-name="T6">сортировка по заданным темам</text:span><text:span text:style-name="T12"> - классификация</text:span></text:p>
            <text:p text:style-name="P16"><text:span text:style-name="T12">собираем и размечаем тексты </text:span></text:p>
            <text:p text:style-name="P16"><text:span text:style-name="T12">чистим текст</text:span></text:p>
            <text:p text:style-name="P16"><text:span text:style-name="T12">применяем частотный анализ</text:span></text:p>
            <text:p text:style-name="P16"><text:span text:style-name="T12">обучаем классификатор</text:span></text:p>
            <text:p text:style-name="P16"><text:span text:style-name="T12">тестируем </text:span></text:p>
            <text:p text:style-name="P17"><text:span text:style-name="T12"/></text:p>
            <text:p text:style-name="P17"><text:span text:style-name="T12"/></text:p>
            <text:p text:style-name="P17"><text:span text:style-name="T19">определение авторства</text:span><text:span text:style-name="T12"> - классификация</text:span></text:p>
            <text:p text:style-name="P17"><text:span text:style-name="T12">собираем и размечаем тексты </text:span></text:p>
            <text:p text:style-name="P17"><text:span text:style-name="T12">чистим текст (частота употребления предлогов - важный признак)</text:span></text:p>
            <text:p text:style-name="P17"><text:span text:style-name="T12">применяем частотный анализ</text:span></text:p>
            <text:p text:style-name="P17"><text:span text:style-name="T12">обучаем классификатор</text:span></text:p>
            <text:p text:style-name="P17"><text:span text:style-name="T12">тестируем </text:span></text:p>
            <text:p text:style-name="P6"><text:span text:style-name="T12"/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8" draw:text-style-name="P8" draw:layer="layout" svg:width="21.8cm" svg:height="14.606cm" svg:x="3.2cm" svg:y="4.154cm">
          <draw:text-box>
            <text:p text:style-name="P16"><text:span text:style-name="T6">практическое применение</text:span></text:p>
            <text:p text:style-name="P16"><text:span text:style-name="T6"/></text:p>
            <text:p text:style-name="P16"><text:span text:style-name="T6">сортировка по заданным темам</text:span><text:span text:style-name="T12"> - классификация</text:span></text:p>
            <text:p text:style-name="P16"><text:span text:style-name="T12">собираем и размечаем тексты </text:span></text:p>
            <text:p text:style-name="P16"><text:span text:style-name="T12">чистим текст</text:span></text:p>
            <text:p text:style-name="P16"><text:span text:style-name="T12">применяем частотный анализ</text:span></text:p>
            <text:p text:style-name="P16"><text:span text:style-name="T12">обучаем классификатор</text:span></text:p>
            <text:p text:style-name="P16"><text:span text:style-name="T12">тестируем </text:span></text:p>
            <text:p text:style-name="P17"><text:span text:style-name="T12"/></text:p>
            <text:p text:style-name="P17"><text:span text:style-name="T12"/></text:p>
            <text:p text:style-name="P17"><text:span text:style-name="T19">определение авторства</text:span><text:span text:style-name="T12"> - классификация</text:span></text:p>
            <text:p text:style-name="P17"><text:span text:style-name="T12">собираем и размечаем тексты </text:span></text:p>
            <text:p text:style-name="P17"><text:span text:style-name="T12">чистим текст (частота употребления предлогов - важный признак)</text:span></text:p>
            <text:p text:style-name="P17"><text:span text:style-name="T12">применяем частотный анализ</text:span></text:p>
            <text:p text:style-name="P17"><text:span text:style-name="T12">обучаем классификатор</text:span></text:p>
            <text:p text:style-name="P17"><text:span text:style-name="T12">тестируем </text:span></text:p>
            <text:p text:style-name="P17"><text:span text:style-name="T12"/></text:p>
            <text:p text:style-name="P17"><text:span text:style-name="T12"/></text:p>
            <text:p text:style-name="P6"><text:span text:style-name="T19">поиск похожих текстов</text:span><text:span text:style-name="T16"> </text:span><text:span text:style-name="T12">- кластеризация </text:span></text:p>
            <text:p text:style-name="P17"><text:span text:style-name="T12">собираем тексты </text:span></text:p>
            <text:p text:style-name="P17"><text:span text:style-name="T12">чистим текст</text:span></text:p>
            <text:p text:style-name="P17"><text:span text:style-name="T12">применяем частотный анализ</text:span></text:p>
            <text:p text:style-name="P17"><text:span text:style-name="T12">выполняем кластеризацию (размечаем тексты)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8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8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8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8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<text:span text:style-name="T21">слово w в документе d связано с темой 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</draw:text-box>
        </draw:frame>
        <presentation:notes draw:style-name="dp4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8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20">W</text:span> - конечное множество слов</text:p>
            <text:p><text:span text:style-name="T20">D</text:span> - конечное множество документов</text:p>
            <text:p><text:span text:style-name="T20">T</text:span> - конечное множество тем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  <text:p><text:span text:style-name="T23">гипотеза разреженности</text:span><text:span text:style-name="T20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/>
          </draw:text-box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8" draw:text-style-name="P18" draw:layer="layout" svg:width="25.2cm" svg:height="10cm" svg:x="0.8cm" svg:y="3.8cm">
          <draw:text-box>
            <text:p><text:span text:style-name="T1">Тематическое моделирование</text:span></text:p>
            <text:p/>
            <text:p>слово <text:span text:style-name="T20">w</text:span> в документе <text:span text:style-name="T20">d</text:span> связано с темой <text:span text:style-name="T20">t</text:span></text:p>
            <text:p/>
            <text:p><text:span text:style-name="T20">d, w</text:span> - наблюдаемые, <text:span text:style-name="T20">t</text:span> - скрытая</text:p>
            <text:p/>
            <text:p><text:span text:style-name="T22">гипотеза независимости</text:span> <text:span text:style-name="T20">p(w|d,t)=p(w|t) </text:span></text:p>
            <text:p><text:span text:style-name="T20"/></text:p>
            <text:p><text:span text:style-name="T23">гипотеза разреженности</text:span><text:span text:style-name="T20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24"><text:s text:c="8"/></text:span><text:span text:style-name="T22">тематическая модель:</text:span></text:p>
          </draw:text-box>
        </draw:frame>
        <draw:frame draw:style-name="gr9" draw:text-style-name="P9" draw:layer="layout" svg:width="9.142cm" svg:height="1.603cm" svg:x="7.658cm" svg:y="1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0" draw:text-style-name="P18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9"><text:s text:c="23"/></text:p>
            <text:p text:style-name="P19"><text:s text:c="24"/>[ слова x документы ] </text:p>
            <text:p/>
            <text:p/>
            <text:p text:style-name="P19"><text:span text:style-name="T25">вероятность p(w|d) </text:span><text:s text:c="2"/>"слово w принадлежит документу d".</text:p>
            <text:p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1" draw:text-style-name="P18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9"><text:s text:c="4"/>[ слова x документы ] = [ слова х темы ] * [ темы х документы ]</text:p>
            <text:p/>
            <text:p><text:s text:c="19"/></text:p>
            <text:p><text:s text:c="23"/><text:span text:style-name="T20">p(w|d) = p(w|t) ⋅ p(t|d)</text:span></text:p>
            <text:p/>
            <text:p/>
            <text:p>p(w|t) - матрица с описанием тем [ слова х темы ] </text:p>
            <text:p><text:s text:c="12"/>или оценки вероятностей <text:s/>"слово w принадлежит теме t",</text:p>
            <text:p><text:s text:c="3"/></text:p>
            <text:p/>
            <text:p/>
            <text:p>p(t|d) - матрица [ темы х документы ], </text:p>
            <text:p><text:span text:style-name="T25"><text:s text:c="12"/></text:span><text:span text:style-name="T25">или </text:span>оценки вероятносте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2" draw:text-style-name="P18" draw:layer="layout" svg:width="26.224cm" svg:height="16.339cm" svg:x="0.776cm" svg:y="3.8cm">
          <draw:text-box>
            <text:p><text:span text:style-name="T1">Тематическое моделирование</text:span></text:p>
            <text:p><text:s/></text:p>
            <text:p><text:span text:style-name="T26">разложение частотной матрицы </text:span></text:p>
            <text:p><text:span text:style-name="T26"/></text:p>
            <text:p><text:span text:style-name="T26"/></text:p>
            <text:p text:style-name="P19"><text:span text:style-name="T26"><text:s text:c="7"/></text:span><text:span text:style-name="T27">[ слова x документы ] = [ слова х темы ] * [ темы х документы ]</text:span></text:p>
            <text:p text:style-name="P19"><text:span text:style-name="T26"><text:s text:c="19"/></text:span></text:p>
            <text:p><text:span text:style-name="T26"><text:s text:c="29"/></text:span><text:span text:style-name="T27">p(w|d) = p(w|t) ⋅ p(t|d)</text:span></text:p>
            <text:p><text:span text:style-name="T27"/></text:p>
            <text:p><text:span text:style-name="T26"/></text:p>
            <text:p text:style-name="P19"><text:span text:style-name="T28">задача стохастического матричного разложения</text:span></text:p>
            <text:p><text:span text:style-name="T26"/></text:p>
            <text:p><text:span text:style-name="T28">стохастическая матрица</text:span><text:span text:style-name="T26"> — неотрицательная, сумма любого столбца/строки = 1</text:span></text:p>
            <text:p><text:span text:style-name="T26"/></text:p>
            <text:p><text:span text:style-name="T29">методы решения </text:span></text:p>
            <text:p><text:span text:style-name="T26"/></text:p>
            <text:p><text:span text:style-name="T26">PLSA - <text:s/>probabilistic latent semantic analysis</text:span></text:p>
            <text:p><text:span text:style-name="T26"/></text:p>
            <text:p><text:span text:style-name="T26">LDA - latent Dirihlet allocation / латентное размещение Дирихле</text:span></text:p>
            <text:p><text:span text:style-name="T26"/></text:p>
            <text:p><text:span text:style-name="T26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3" draw:text-style-name="P22" draw:layer="layout" svg:width="24.8cm" svg:height="15.407cm" svg:x="2cm" svg:y="3.993cm">
          <draw:text-box>
            <text:p text:style-name="P20"><text:span text:style-name="T30">примеры текстов</text:span></text:p>
            <text:p text:style-name="P20"><text:span text:style-name="T31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20"><text:span text:style-name="T31"/></text:p>
            <text:p text:style-name="P21"><text:span text:style-name="T31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21"><text:span text:style-name="T31"/></text:p>
            <text:p text:style-name="P21"><text:span text:style-name="T31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21"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4" draw:text-style-name="P24" draw:layer="layout" svg:width="23.654cm" svg:height="12.842cm" svg:x="1.346cm" svg:y="4.8cm">
          <draw:text-box>
            <text:p text:style-name="P23"><text:span text:style-name="T32">Темы и ключевые слова</text:span></text:p>
            <text:p text:style-name="P23"><text:span text:style-name="T31">Тема 0: рублей млн компания компании млрд модели долларов</text:span></text:p>
            <text:p text:style-name="P20"><text:span text:style-name="T31">Тема 1: трамп сша трампа дональд президент избранный президента</text:span></text:p>
            <text:p text:style-name="P20"><text:span text:style-name="T31">Тема 2: by tut декабря фото беларуси ноября беларусь</text:span></text:p>
            <text:p text:style-name="P20"><text:span text:style-name="T31">Тема 3: дтп водитель результате мвд области происшествия аварии</text:span></text:p>
            <text:p text:style-name="P20"><text:span text:style-name="T31">Тема 4: савченко украины надежда заявила партии лидер действия</text:span></text:p>
            <text:p text:style-name="P20"><text:span text:style-name="T31">Тема 5: народов севера коренных малочисленных края фестиваль июля</text:span></text:p>
            <text:p text:style-name="P20"><text:span text:style-name="T31">Тема 6: ученые университета специалисты исследователи жизни часов человека</text:span></text:p>
            <text:p text:style-name="P20"><text:span text:style-name="T31">Тема 7: flash adobe player javascript браузер проигрывателя html5</text:span></text:p>
            <text:p text:style-name="P20"><text:span text:style-name="T31">Тема 8: россии путин рф президент заявил глава президента</text:span></text:p>
            <text:p text:style-name="P20"><text:span text:style-name="T31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15" draw:text-style-name="P25" draw:layer="layout" svg:width="25.8cm" svg:height="13.552cm" svg:x="1.4cm" svg:y="4.6cm">
          <draw:text-box>
            <text:p><text:span text:style-name="T33">Литература</text:span></text:p>
            <text:p><text:span text:style-name="T34"/></text:p>
            <text:p><text:span text:style-name="T34">git clone </text:span><text:span text:style-name="T35">https://github.com/mechanoid5/ml_lectorium.git</text:span></text:p>
            <text:p><text:span text:style-name="T34"/></text:p>
            <text:p><text:span text:style-name="T34">К.В. Воронцов <text:s/>Вероятностные тематические модели коллекций текстовых документов. <text:s/></text:span></text:p>
            <text:p><text:span text:style-name="T34"/></text:p>
            <text:p><text:span text:style-name="T34">Евгений Борисов <text:s text:c="2"/>Автоматизированная обработка текстов на естественном языке, с использованием инструментов языка </text:span><text:span text:style-name="T36">Python </text:span></text:p>
            <text:p><text:span text:style-name="T36"><text:a xlink:href="http://mechanoid.su/ml-text-proc.html" xlink:type="simple">http://mechanoid.su/ml-text-proc.html</text:a></text:span></text:p>
            <text:p><text:span text:style-name="T36"/></text:p>
            <text:p><text:span text:style-name="T36"/></text:p>
            <text:p text:style-name="P19"><text:span text:style-name="T36">Евгений Борисов <text:s text:c="2"/>О задаче определения темы текста на естественном языке</text:span></text:p>
            <text:p text:style-name="P19"><text:span text:style-name="T36"><text:a xlink:href="http://mechanoid.su/ml-topic-modeling.html" xlink:type="simple">http://mechanoid.su/ml-topic-modeling.html</text:a></text:span></text:p>
            <text:p text:style-name="P19"><text:span text:style-name="T36"/></text:p>
            <text:p><text:span text:style-name="T37"/></text:p>
            <text:p><text:span text:style-name="T36">Sebastian Raschka Python Machine Learning - Packt Publishing Ltd, 2015</text:span></text:p>
          </draw:text-box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13" draw:text-style-name="P26" draw:layer="layout" svg:width="25.199cm" svg:height="15.2cm" svg:x="1.4cm" svg:y="4cm" presentation:class="subtitle" presentation:user-transformed="true">
          <draw:text-box>
            <text:p text:style-name="P9"><text:span text:style-name="T38">Вопросы ?</text:span></text:p>
          </draw:text-box>
        </draw:frame>
        <draw:frame draw:style-name="gr16" draw:text-style-name="P27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draw:frame presentation:style-name="pr3" draw:text-style-name="P2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22T20:13:59.014813202</dc:date>
    <meta:editing-duration>P2DT15H3M11S</meta:editing-duration>
    <meta:editing-cycles>646</meta:editing-cycles>
    <meta:generator>LibreOffice/7.0.3.1$Linux_X86_64 LibreOffice_project/00$Build-1</meta:generator>
    <meta:document-statistic meta:object-count="18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